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572cm"/>
    </style:style>
    <style:style style:name="co3" style:family="table-column">
      <style:table-column-properties fo:break-before="auto" style:column-width="2.48cm"/>
    </style:style>
    <style:style style:name="co4" style:family="table-column">
      <style:table-column-properties fo:break-before="auto" style:column-width="5.1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F" fo:font-size="12pt" style:font-size-asian="12pt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KUKA Youbot</text:p>
          </table:table-cell>
          <table:table-cell table:number-columns-repeated="4"/>
        </table:table-row>
        <table:table-row table:style-name="ro2">
          <table:table-cell/>
          <table:table-cell table:style-name="ce1" office:value-type="string" table:number-columns-spanned="5" table:number-rows-spanned="1">
            <text:p><text:span text:style-name="T1"><text:a xlink:href="http://www.youbot-store.com/wiki/index.php/YouBot_Detailed_Specifications">http://www.youbot-store.com/wiki/index.php/YouBot_Detailed_Specifications</text:a></text:span>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number-columns-repeated="2"/>
          <table:table-cell office:value-type="string">
            <text:p>Platfor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Weight</text:p>
          </table:table-cell>
          <table:table-cell office:value-type="string">
            <text:p>Kg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Payload</text:p>
          </table:table-cell>
          <table:table-cell office:value-type="string">
            <text:p>Kg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number-columns-repeated="3"/>
          <table:table-cell office:value-type="string">
            <text:p>Dimensions</text:p>
          </table:table-cell>
          <table:table-cell office:value-type="string">
            <text:p>cm</text:p>
          </table:table-cell>
          <table:table-cell office:value-type="string">
            <text:p>58x38x14</text:p>
          </table:table-cell>
        </table:table-row>
        <table:table-row table:style-name="ro1">
          <table:table-cell table:number-columns-repeated="3"/>
          <table:table-cell office:value-type="string">
            <text:p>Velocity</text:p>
          </table:table-cell>
          <table:table-cell office:value-type="string">
            <text:p>m/s</text:p>
          </table:table-cell>
          <table:table-cell office:value-type="float" office:value="0.8">
            <text:p>0.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Robotic AR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Num. Of Axes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table:number-columns-repeated="3"/>
          <table:table-cell office:value-type="string">
            <text:p>Weight</text:p>
          </table:table-cell>
          <table:table-cell office:value-type="string">
            <text:p>Kg</text:p>
          </table:table-cell>
          <table:table-cell office:value-type="float" office:value="5.3">
            <text:p>5.3</text:p>
          </table:table-cell>
        </table:table-row>
        <table:table-row table:style-name="ro1">
          <table:table-cell table:number-columns-repeated="3"/>
          <table:table-cell office:value-type="string">
            <text:p>Payload</text:p>
          </table:table-cell>
          <table:table-cell office:value-type="string">
            <text:p>Kg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table:number-columns-repeated="3"/>
          <table:table-cell office:value-type="string">
            <text:p>Repeatability</text:p>
          </table:table-cell>
          <table:table-cell office:value-type="string">
            <text:p>mm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3"/>
          <table:table-cell office:value-type="string">
            <text:p>Speed</text:p>
          </table:table-cell>
          <table:table-cell office:value-type="string">
            <text:p>°/s</text:p>
          </table:table-cell>
          <table:table-cell office:value-type="float" office:value="90">
            <text:p>90</text:p>
          </table:table-cell>
        </table:table-row>
        <table:table-row table:style-name="ro1">
          <table:table-cell table:number-columns-repeated="3"/>
          <table:table-cell office:value-type="string">
            <text:p>Power</text:p>
          </table:table-cell>
          <table:table-cell office:value-type="string">
            <text:p>W</text:p>
          </table:table-cell>
          <table:table-cell office:value-type="float" office:value="80">
            <text:p>80</text:p>
          </table:table-cell>
        </table:table-row>
        <table:table-row table:style-name="ro3">
          <table:table-cell table:number-columns-repeated="3"/>
          <table:table-cell office:value-type="string">
            <text:p><text:s/>Platform+Robotic ARM Price</text:p>
            <text:p>With necessary accesories</text:p>
          </table:table-cell>
          <table:table-cell office:value-type="string">
            <text:p>USD</text:p>
          </table:table-cell>
          <table:table-cell office:value-type="float" office:value="40000">
            <text:p>40000</text:p>
          </table:table-cell>
        </table:table-row>
        <table:table-row table:style-name="ro1">
          <table:table-cell/>
          <table:table-cell office:value-type="string">
            <text:p>Hangfa Robot Base Platform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table:number-columns-spanned="5" table:number-rows-spanned="1">
            <text:p><text:a xlink:href="https://www.alibaba.com/product-detail/20kg-payload-Compass-Q2-industry-AUTO_60753270152.html?spm=a2700.details.maylikever.6.5da95a0dtEyefi">https://www.alibaba.com/product-detail/20kg-payload-Compass-Q2-industry-AUTO_60753270152.html?spm=a2700.details.maylikever.6.5da95a0dtEyefi</text:a></text:p>
          </table:table-cell>
          <table:covered-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13/05/2019</text:date>, <text:time>17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haskar Reddy Sangireddy</meta:initial-creator>
    <meta:creation-date>2019-05-12T21:45:26.03</meta:creation-date>
    <dc:date>2019-05-13T17:23:53.92</dc:date>
    <dc:creator>Bhaskar Reddy Sangireddy</dc:creator>
    <meta:editing-duration>PT18H52M17S</meta:editing-duration>
    <meta:editing-cycles>1</meta:editing-cycles>
    <meta:document-statistic meta:table-count="3" meta:cell-count="38" meta:object-count="0"/>
    <meta:generator>OpenOffice/4.1.6$Win32 OpenOffice.org_project/416m1$Build-9790</meta:generator>
  </office:meta>
</office:document-meta>
</file>